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f3a" officeooo:paragraph-rsid="0005af3a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5af3a" officeooo:paragraph-rsid="0005af3a" style:text-blinking="false" fo:background-color="transparent"/>
    </style:style>
    <style:style style:name="P3" style:family="paragraph" style:parent-style-name="Standard" style:list-style-name="L1">
      <style:text-properties officeooo:rsid="0005af3a" officeooo:paragraph-rsid="0005af3a"/>
    </style:style>
    <style:style style:name="P4" style:family="paragraph" style:parent-style-name="Standard" style:list-style-name="L1">
      <style:text-properties officeooo:rsid="00079130" officeooo:paragraph-rsid="00079130"/>
    </style:style>
    <style:style style:name="P5" style:family="paragraph" style:parent-style-name="Standard" style:list-style-name="L1">
      <style:text-properties officeooo:rsid="000a2441" officeooo:paragraph-rsid="000a2441"/>
    </style:style>
    <style:style style:name="P6" style:family="paragraph" style:parent-style-name="Text_20_body" style:list-style-name="L2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officeooo:rsid="00079130"/>
    </style:style>
    <style:style style:name="T2" style:family="text">
      <style:text-properties officeooo:rsid="000a24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dharth Dhawan</text:p>
      <text:p text:style-name="P1"/>
      <text:p text:style-name="P1">Potential topics for senior thesis</text:p>
      <text:p text:style-name="P1"/>
      <text:p text:style-name="P1">ideas:</text:p>
      <text:p text:style-name="P1"/>
      <text:list xml:id="list2154628784354612721" text:style-name="L1">
        <text:list-item>
          <text:p text:style-name="P3">something related to last year's thesis?</text:p>
        </text:list-item>
        <text:list-item>
          <text:p text:style-name="P3">Something related to nlp?</text:p>
          <text:list>
            <text:list-item>
              <text:p text:style-name="P3">Machine translation?</text:p>
              <text:list>
                <text:list-item>
                  <text:p text:style-name="P4">Requires too much background thought, says Fellbaum.</text:p>
                </text:list-item>
              </text:list>
            </text:list-item>
            <text:list-item>
              <text:p text:style-name="P4">Sentiment analysis</text:p>
            </text:list-item>
            <text:list-item>
              <text:p text:style-name="P3">Data science &amp; nlp: fellbaum says it sounds too mathematical <text:span text:style-name="T2">for me.</text:span></text:p>
              <text:list>
                <text:list-item>
                  <text:p text:style-name="P5">Since I know LA well, I may be able to handle it?</text:p>
                </text:list-item>
              </text:list>
            </text:list-item>
          </text:list>
        </text:list-item>
        <text:list-item>
          <text:p text:style-name="P3">“<text:span text:style-name="T1">easy programming language”?</text:span></text:p>
          <text:list>
            <text:list-item>
              <text:p text:style-name="P5">Already been done in a previous thesis</text:p>
            </text:list-item>
            <text:list-item>
              <text:p text:style-name="P5">Can I think of a novel way to approach the problem?</text:p>
              <text:list>
                <text:list-item>
                  <text:p text:style-name="P5"/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2">Quantify a famous person’s level of happiness based on whatever materials you can find about them</text:p>
      <text:list xml:id="list8381097355841004909" text:style-name="L2">
        <text:list-item>
          <text:p text:style-name="P6">Using data science / machine learning concepts, use some kind of statistical analysis to deduce important events that occurred in a famous person’s life, etc.</text:p>
        </text:list-item>
        <text:list-item>
          <text:p text:style-name="P6">Use this information, and / or whatever other information I can find, to create some measure of a person’s happiness level.</text:p>
        </text:list-item>
        <text:list-item>
          <text:p text:style-name="P6">It may be better to break down this project into smaller steps, like first, using one article about a person to determine happiness level</text:p>
        </text:list-item>
        <text:list-item>
          <text:p text:style-name="P6">Also, this may involve a broad variety of concepts from NLP and may need to be narrowed down that way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9:44:04.912572888</meta:creation-date>
    <dc:date>2015-08-31T14:54:16.612771837</dc:date>
    <meta:editing-duration>P8DT1H6M48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195" meta:character-count="1080" meta:non-whitespace-character-count="918"/>
  </office:meta>
</office:document-meta>
</file>